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Frostbite Zones】.</text:p>
          </table:table-cell>
          <table:table-cell table:number-columns-repeated="1020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extreme cold of these
Frostbite Zones will make you need the toilet a
little faster than usual.</text:p>
          </table:table-cell>
          <table:table-cell table:number-columns-repeated="1020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Frostbit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